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0ddd5" officeooo:paragraph-rsid="0010ddd5"/>
    </style:style>
    <style:style style:name="P2" style:family="paragraph" style:parent-style-name="Preformatted_20_Text">
      <style:paragraph-properties fo:text-align="start" style:justify-single-word="false"/>
      <style:text-properties officeooo:rsid="0010ddd5" officeooo:paragraph-rsid="0010dd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RTIFICAT DE SCOLARITÉ</text:p>
      <text:p text:style-name="P1"/>
      <text:p text:style-name="P1"/>
      <text:p text:style-name="P1"/>
      <text:p text:style-name="P2"/>
      <text:p text:style-name="P2"/>
      <text:p text:style-name="P2">L’étudiant <text:span text:style-name="T1"><text:text-input text:description="${firstName!&quot;Nom&quot;}"/></text:span><text:span text:style-name="T1"><text:text-input text:description="">${firstName!"Prénom"}</text:text-input></text:span><text:span text:style-name="T1"><text:s/></text:span><text:span text:style-name="T1"><text:text-input text:description="">${lastName!"Nom"}</text:text-input></text:span><text:span text:style-name="T1"><text:s/></text:span><text:span text:style-name="T2">est bien inscrit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15:53:52.273625775</dc:date>
    <meta:editing-duration>PT6M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6" meta:character-count="98" meta:non-whitespace-character-count="90"/>
  </office:meta>
</office:document-meta>
</file>